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75cm"/>
    </style:style>
    <style:style style:name="Tabela1.B" style:family="table-column">
      <style:table-column-properties style:column-width="2.357cm"/>
    </style:style>
    <style:style style:name="Tabela1.C" style:family="table-column">
      <style:table-column-properties style:column-width="3.381cm"/>
    </style:style>
    <style:style style:name="Tabela1.D" style:family="table-column">
      <style:table-column-properties style:column-width="8.987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418cm"/>
    </style:style>
    <style:style style:name="Tabela2.B" style:family="table-column">
      <style:table-column-properties style:column-width="7.869cm"/>
    </style:style>
    <style:style style:name="Tabela2.C" style:family="table-column">
      <style:table-column-properties style:column-width="5.713cm"/>
    </style:style>
    <style:style style:name="Tabela2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47cm" style:contextual-spacing="false" fo:line-height="114%"/>
      <style:text-properties style:font-name="Google Sans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Table_20_Contents">
      <style:paragraph-properties fo:margin-top="0cm" fo:margin-bottom="0cm" style:contextual-spacing="false" fo:line-height="114%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6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7" style:family="paragraph" style:parent-style-name="Text_20_body" style:list-style-name="L1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9" style:family="paragraph" style:parent-style-name="Text_20_body" style:list-style-name="L2">
      <style:paragraph-properties fo:margin-top="0cm" fo:margin-bottom="0.247cm" style:contextual-spacing="false" fo:line-height="114%" fo:padding="0cm" fo:border="none"/>
      <style:text-properties style:font-name="Google Sans Text" fo:font-weight="bold"/>
    </style:style>
    <style:style style:name="T1" style:family="text">
      <style:text-properties fo:font-weight="bold"/>
    </style:style>
    <style:style style:name="T2" style:family="text">
      <style:text-properties fo:font-size="8pt" fo:background-color="transparent" loext:char-shading-value="0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style:font-name-asian="Google Sans Text" style:font-name-complex="Google Sans Text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baixo está o resumo consolidado, a análise de custo e as sugestões de melhoria com uma perspectiva de C-Level.</text:p>
      <text:p text:style-name="Horizontal_20_Line"/>
      <text:h text:style-name="P1" text:outline-level="2">1. Perspectiva C-Level Consolidada: Alta Margem Bruta Estrutural</text:h>
      <text:p text:style-name="P6">A principal conclusão da análise de custos (ODT) é que a <text:span text:style-name="T1">margem bruta da operação é estruturalmente alta</text:span><text:span text:style-name="T2">111</text:span>.</text:p>
      <text:list xml:id="list3102761402" text:style-name="L1">
        <text:list-item>
          <text:p text:style-name="P7"><text:span text:style-name="T1">Custo Variável Baixo:</text:span> O custo de Infraestrutura e Inteligência Artificial (AI) por <text:span text:style-name="T5">run</text:span> é extremamente baixo (sub-US$0,001 por run no GPT-4o mini)<text:span text:style-name="T2">2222</text:span>.</text:p>
        </text:list-item>
        <text:list-item>
          <text:p text:style-name="P7"><text:span text:style-name="T1">Dominância do Baseline:</text:span> O <text:span text:style-name="T1">Custo Operacional real</text:span> é dominado pelo <text:span text:style-name="T5">baseline</text:span> (custos fixos) de suporte, banco de dados (RDS: ~$52/mês), cache/fila e observabilidade<text:span text:style-name="T2">333333333</text:span>.</text:p>
        </text:list-item>
        <text:list-item>
          <text:p text:style-name="P7"><text:span text:style-name="T1">Risco Principal (Diluição de Margem):</text:span> O maior risco de diluição de margem não é a tecnologia, mas o <text:span text:style-name="T1">Suporte</text:span>. Cada elevação de SLA ou adição de canais síncronos (ex: WhatsApp) aumenta o custo unitário mais do que a infraestrutura<text:span text:style-name="T2">444</text:span>.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leLine1742431910480">
            <table:table-cell table:style-name="Tabela1.A1" office:value-type="string">
              <text:p text:style-name="P3"><text:span text:style-name="Strong_20_Emphasis"><text:span text:style-name="T3">Plano</text:span></text:span></text:p>
            </table:table-cell>
            <table:table-cell table:style-name="Tabela1.A1" office:value-type="string">
              <text:p text:style-name="P3"><text:span text:style-name="Strong_20_Emphasis"><text:span text:style-name="T3">Preço Mensal (HTML)</text:span></text:span></text:p>
            </table:table-cell>
            <table:table-cell table:style-name="Tabela1.A1" office:value-type="string">
              <text:p text:style-name="P3"><text:span text:style-name="Strong_20_Emphasis"><text:span text:style-name="T3">Subtotal Variável Estimado (US$) (ODT)</text:span></text:span></text:p>
            </table:table-cell>
            <table:table-cell table:style-name="Tabela1.A1" office:value-type="string">
              <text:p text:style-name="P3"><text:span text:style-name="Strong_20_Emphasis"><text:span text:style-name="T3">Implicação de C-Level</text:span></text:span></text:p>
            </table:table-cell>
          </table:table-row>
        </table:table-header-rows>
        <table:table-row table:style-name="TableLine1742431910480">
          <table:table-cell table:style-name="Tabela1.A1" office:value-type="string">
            <text:p text:style-name="P4">Free</text:p>
          </table:table-cell>
          <table:table-cell table:style-name="Tabela1.A1" office:value-type="string">
            <text:p text:style-name="P5">R$ 0</text:p>
          </table:table-cell>
          <table:table-cell table:style-name="Tabela1.A1" office:value-type="string">
            <text:p text:style-name="P5">~$0,01 (dominado por AI/Infra) <text:span text:style-name="T2">5</text:span></text:p>
          </table:table-cell>
          <table:table-cell table:style-name="Tabela1.A1" office:value-type="string">
            <text:p text:style-name="P5">Custo de Aquisição (CAC) mínimo. Excelente estratégia de topo de funil<text:span text:style-name="T2">6</text:span>.</text:p>
          </table:table-cell>
        </table:table-row>
        <table:table-row table:style-name="TableLine1742431910480">
          <table:table-cell table:style-name="Tabela1.A1" office:value-type="string">
            <text:p text:style-name="P4">Starter</text:p>
          </table:table-cell>
          <table:table-cell table:style-name="Tabela1.A1" office:value-type="string">
            <text:p text:style-name="P5">R$ 49</text:p>
          </table:table-cell>
          <table:table-cell table:style-name="Tabela1.A1" office:value-type="string">
            <text:p text:style-name="P5">~$20,04 (dominado por Suporte e-mail) <text:span text:style-name="T2">7</text:span></text:p>
          </table:table-cell>
          <table:table-cell table:style-name="Tabela1.A1" office:value-type="string">
            <text:p text:style-name="P5">A margem é sustentada pelo baixo uso de <text:span text:style-name="T5">runs</text:span> e pelo limite de CO no suporte (E-mail ≤48h)<text:span text:style-name="T2">8</text:span>.</text:p>
          </table:table-cell>
        </table:table-row>
        <table:table-row table:style-name="TableLine1742431910480">
          <table:table-cell table:style-name="Tabela1.A1" office:value-type="string">
            <text:p text:style-name="P4">Pro</text:p>
          </table:table-cell>
          <table:table-cell table:style-name="Tabela1.A1" office:value-type="string">
            <text:p text:style-name="P5">R$ 149</text:p>
          </table:table-cell>
          <table:table-cell table:style-name="Tabela1.A1" office:value-type="string">
            <text:p text:style-name="P5">~$90,41 (dominado por Suporte e-mail Pro) <text:span text:style-name="T2">9</text:span></text:p>
          </table:table-cell>
          <table:table-cell table:style-name="Tabela1.A1" office:value-type="string">
            <text:p text:style-name="P5">Margem sólida. Deve-se focar em <text:span text:style-name="T1">overage automatizado</text:span> para capturar valor de <text:span text:style-name="T5">heavy users</text:span> sem forçar o upgrade para Business<text:span text:style-name="T2">10</text:span>.</text:p>
          </table:table-cell>
        </table:table-row>
        <table:table-row table:style-name="TableLine1742431910480">
          <table:table-cell table:style-name="Tabela1.A1" office:value-type="string">
            <text:p text:style-name="P4">Business</text:p>
          </table:table-cell>
          <table:table-cell table:style-name="Tabela1.A1" office:value-type="string">
            <text:p text:style-name="P5">R$ 599</text:p>
          </table:table-cell>
          <table:table-cell table:style-name="Tabela1.A1" office:value-type="string">
            <text:p text:style-name="P5">~$91,77 (variável + Suporte custom) <text:span text:style-name="T2">11</text:span></text:p>
          </table:table-cell>
          <table:table-cell table:style-name="Tabela1.A1" office:value-type="string">
            <text:p text:style-name="P5">O salto de preço é justificado pelos recursos técnicos (Webhooks Robustos/Exports) e pelo Suporte Prioritário<text:span text:style-name="T2">12</text:span>. A pressão de custo virá das <text:span text:style-name="T1">integrações e do SLA/canal prioritário</text:span><text:span text:style-name="T2">13</text:span>.</text:p>
          </table:table-cell>
        </table:table-row>
        <table:table-row table:style-name="TableLine1742431910480">
          <table:table-cell table:style-name="Tabela1.A1" office:value-type="string">
            <text:p text:style-name="P4">Enterprise</text:p>
          </table:table-cell>
          <table:table-cell table:style-name="Tabela1.A1" office:value-type="string">
            <text:p text:style-name="P5">Sob Proposta</text:p>
          </table:table-cell>
          <table:table-cell table:style-name="Tabela1.A1" office:value-type="string">
            <text:p text:style-name="P5">~$9,10 + suporte custom <text:span text:style-name="T2">14</text:span></text:p>
          </table:table-cell>
          <table:table-cell table:style-name="Tabela1.A1" office:value-type="string">
            <text:p text:style-name="P5">O custo principal são <text:span text:style-name="T1">Pessoas e </text:span><text:span text:style-name="T6">Tooling Enterprise</text:span> (SSO/SLA/TAM). O preço "Sob Proposta" é crucial para garantir a margem<text:span text:style-name="T2">15</text:span>.</text:p>
          </table:table-cell>
        </table:table-row>
      </table:table>
      <text:p text:style-name="Horizontal_20_Line"/>
      <text:h text:style-name="P1" text:outline-level="2"><text:soft-page-break/>2. Avaliação das Melhorias Estratégicas (Veredito C-Level)</text:h>
      <text:p text:style-name="P6">As quatro melhorias sugeridas no plano de marketing (HTML) estão bem alinhadas à estrutura de custos (ODT), focando em capturar valor dos <text:span text:style-name="T5">heavy users</text:span> e melhorar o fluxo de caixa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1742431920272">
            <table:table-cell table:style-name="Tabela2.A1" office:value-type="string">
              <text:p text:style-name="P3"><text:span text:style-name="Strong_20_Emphasis"><text:span text:style-name="T3">Sugestão (HTML)</text:span></text:span></text:p>
            </table:table-cell>
            <table:table-cell table:style-name="Tabela2.A1" office:value-type="string">
              <text:p text:style-name="P3"><text:span text:style-name="Strong_20_Emphasis"><text:span text:style-name="T3">Impacto no CO / Veredito (ODT)</text:span></text:span></text:p>
            </table:table-cell>
            <table:table-cell table:style-name="Tabela2.A1" office:value-type="string">
              <text:p text:style-name="P3"><text:span text:style-name="Strong_20_Emphasis"><text:span text:style-name="T3">Perspectiva de C-Level</text:span></text:span></text:p>
            </table:table-cell>
          </table:table-row>
        </table:table-header-rows>
        <table:table-row table:style-name="TableLine1742431920272">
          <table:table-cell table:style-name="Tabela2.A1" office:value-type="string">
            <text:p text:style-name="P5"><text:span text:style-name="T1">1. Add-on de Excedente</text:span> (Runs/Ações)</text:p>
          </table:table-cell>
          <table:table-cell table:style-name="Tabela2.A1" office:value-type="string">
            <text:p text:style-name="P5"><text:span text:style-name="T1">APROVAR.</text:span> Aumenta a Receita Média por Usuário (ARPU) com baixo atrito, capitalizando sobre a alta margem do custo variável<text:span text:style-name="T2">161616161616161616</text:span>.</text:p>
          </table:table-cell>
          <table:table-cell table:style-name="Tabela2.A1" office:value-type="string">
            <text:p text:style-name="P5">Implementar imediatamente. Ajuda a amortecer o salto de preço e a testar o <text:span text:style-name="T1">preço marginal do </text:span><text:span text:style-name="T6">run</text:span>.</text:p>
          </table:table-cell>
        </table:table-row>
        <table:table-row table:style-name="TableLine1742431920272">
          <table:table-cell table:style-name="Tabela2.A1" office:value-type="string">
            <text:p text:style-name="P5"><text:span text:style-name="T1">2. Introduzir Plano Anual</text:span> com Desconto</text:p>
          </table:table-cell>
          <table:table-cell table:style-name="Tabela2.A1" office:value-type="string">
            <text:p text:style-name="P5"><text:span text:style-name="T1">APROVAR E PRIORIZAR.</text:span> Melhora drasticamente o <text:span text:style-name="T1">fluxo de caixa (cash flow)</text:span>, reduz o <text:span text:style-name="T5">churn</text:span> e permite negociação de infraestrutura de longo prazo<text:span text:style-name="T2">17171717</text:span>.</text:p>
          </table:table-cell>
          <table:table-cell table:style-name="Tabela2.A1" office:value-type="string">
            <text:p text:style-name="P5">Tornar a principal oferta de venda (<text:span text:style-name="T5">Default to Annual</text:span>). Amarrar descontos a compromissos de volume<text:span text:style-name="T2">18</text:span>.</text:p>
          </table:table-cell>
        </table:table-row>
        <table:table-row table:style-name="TableLine1742431920272">
          <table:table-cell table:style-name="Tabela2.A1" office:value-type="string">
            <text:p text:style-name="P5"><text:span text:style-name="T1">3. Lançar Tier </text:span><text:span text:style-name="T6">Scale</text:span> (R$ 299/1.000 runs)</text:p>
          </table:table-cell>
          <table:table-cell table:style-name="Tabela2.A1" office:value-type="string">
            <text:p text:style-name="P5"><text:span text:style-name="T1">INVESTIGAR.</text:span> Suaviza o salto de preço Pro → Business. <text:span text:style-name="T1">Validar o custo</text:span> do Webhook Básico/Retenção 60 dias para garantir que caiba no <text:span text:style-name="T5">pricing</text:span> de R$ 299<text:span text:style-name="T2">19191919</text:span>.</text:p>
          </table:table-cell>
          <table:table-cell table:style-name="Tabela2.A1" office:value-type="string">
            <text:p text:style-name="P5">Executar pesquisa de mercado para confirmar a lacuna de demanda entre R$ 149 e R$ 599.</text:p>
          </table:table-cell>
        </table:table-row>
        <table:table-row table:style-name="TableLine1742431920272">
          <table:table-cell table:style-name="Tabela2.A1" office:value-type="string">
            <text:p text:style-name="P5"><text:span text:style-name="T1">4. Pacote de Consultoria Sob Demanda</text:span> (Upsell)</text:p>
          </table:table-cell>
          <table:table-cell table:style-name="Tabela2.A1" office:value-type="string">
            <text:p text:style-name="P5"><text:span text:style-name="T1">APROVAR.</text:span> Transforma CO fixo (pessoal de Sucesso do Cliente) em <text:span text:style-name="T1">Receita Variável por Serviço</text:span>, aproveitando os rituais de mentoria existentes<text:span text:style-name="T2">20</text:span>.</text:p>
          </table:table-cell>
          <table:table-cell table:style-name="Tabela2.A1" office:value-type="string">
            <text:p text:style-name="P5">É uma forma de monetizar a <text:span text:style-name="T1">expertise humana</text:span>, que é um CO caro. Implementar como créditos ou horas extras de <text:span text:style-name="T5">deep-dive</text:span>.</text:p>
          </table:table-cell>
        </table:table-row>
      </table:table>
      <text:p text:style-name="Horizontal_20_Line"/>
      <text:h text:style-name="P1" text:outline-level="2">3. Perspectivas C-Level e Ações de Governança (Próximos Passos)</text:h>
      <text:p text:style-name="P6">Para manter a alta margem e a saúde financeira, o foco deve ser em FinOps (Otimização Financeira e Operacional) e Governança de Custo.</text:p>
      <text:h text:style-name="P2" text:outline-level="3">Ações de FinOps e Governança</text:h>
      <text:list xml:id="list3082289206" text:style-name="L2">
        <text:list-item>
          <text:p text:style-name="P8"><text:span text:style-name="T1">Governança de Custos por Unidade:</text:span> Instituir e monitorar uma <text:span text:style-name="T1">"tabela de custos por unidade"</text:span><text:span text:style-name="T2">21</text:span>.</text:p>
          <text:list>
            <text:list-item>
              <text:p text:style-name="P8"><text:span text:style-name="T1">Métricas Chave:</text:span> US$/run, US$/100k comandos Redis, US$/GB log ingerido/armazenado, US$/mensagem WhatsApp<text:span text:style-name="T2">22</text:span>.</text:p>
            </text:list-item>
            <text:list-item>
              <text:p text:style-name="P8"><text:span text:style-name="T1">Objetivo:</text:span> Manter a previsibilidade e governança, garantindo que o custo marginal do cliente não seja uma surpresa.</text:p>
            </text:list-item>
          </text:list>
        </text:list-item>
        <text:list-item>
          <text:p text:style-name="P9"><text:soft-page-break/>Padronização de Infraestrutura (<text:span text:style-name="T5">CapEx/FinOps</text:span>):</text:p>
          <text:list>
            <text:list-item>
              <text:p text:style-name="P8">Padronizar uma instância RDS/Redis "mínima viável"<text:span text:style-name="T2">23</text:span>.</text:p>
            </text:list-item>
            <text:list-item>
              <text:p text:style-name="P8"><text:span text:style-name="T1">Só escalar a infraestrutura</text:span> (aumentar o tamanho das instâncias) com sinais objetivos (ex: p95 de latência ou <text:span text:style-name="T5">backlog</text:span> alto na fila)<text:span text:style-name="T2">24</text:span>.</text:p>
            </text:list-item>
          </text:list>
        </text:list-item>
        <text:list-item>
          <text:p text:style-name="P9">Controle Rigoroso do Custo de Suporte:</text:p>
          <text:list>
            <text:list-item>
              <text:p text:style-name="P8">Manter <text:span text:style-name="T6">guardrails</text:span><text:span text:style-name="T1"> de suporte</text:span> claros por plano<text:span text:style-name="T2">25</text:span>.</text:p>
            </text:list-item>
            <text:list-item>
              <text:p text:style-name="P8">Se o WhatsApp for adotado para Business/Enterprise, ele deve ser precificado como <text:span text:style-name="T1">Custo de Mercadoria Vendida (COGS)</text:span> de suporte, dado o seu custo por mensagem/templates<text:span text:style-name="T2">26</text:span>.</text:p>
            </text:list-item>
          </text:list>
        </text:list-item>
        <text:list-item>
          <text:p text:style-name="P9">Revisão Trimestral de Preços de AI:</text:p>
          <text:list>
            <text:list-item>
              <text:p text:style-name="P8">Revisar trimestralmente os preços dos modelos de IA, pois a queda no custo da AI melhora diretamente a margem bruta da operação<text:span text:style-name="T2">27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0:03:03.824000000</meta:creation-date>
    <dc:date>2025-11-06T10:03:26.693000000</dc:date>
    <meta:editing-duration>PT23S</meta:editing-duration>
    <meta:editing-cycles>1</meta:editing-cycles>
    <meta:document-statistic meta:table-count="2" meta:image-count="0" meta:object-count="0" meta:page-count="3" meta:paragraph-count="61" meta:word-count="697" meta:character-count="4417" meta:non-whitespace-character-count="3795"/>
    <meta:generator>LibreOffice/7.3.2.2$Windows_X86_64 LibreOffice_project/49f2b1bff42cfccbd8f788c8dc32c1c309559be0</meta:generator>
  </office:meta>
</office:document-meta>
</file>